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, Arial, Helvetica, sans-serif"/>
    <style:font-face style:name="OpenSymbol" svg:font-family="OpenSymbol"/>
    <style:font-face style:name="TimesNewRomanPSMT" svg:font-family="TimesNewRomanPSMT" style:font-family-generic="roman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B1" style:family="table-cell">
      <style:table-cell-properties fo:background-color="#999999" fo:padding="0.097cm" fo:border="0.002cm solid #000000" style:writing-mode="lr-tb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34cm" fo:margin-left="-0.016cm" table:align="left" style:shadow="none"/>
    </style:style>
    <style:style style:name="Table2.A" style:family="table-column">
      <style:table-column-properties style:column-width="8.229cm"/>
    </style:style>
    <style:style style:name="Table2.B" style:family="table-column">
      <style:table-column-properties style:column-width="2.201cm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 style:writing-mode="lr-tb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 style:writing-mode="lr-tb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2.B3" style:family="table-cell" style:data-style-name="N36">
      <style:table-cell-properties fo:padding="0.097cm" fo:border-left="0.002cm solid #000000" fo:border-right="none" fo:border-top="none" fo:border-bottom="0.002cm solid #000000" style:writing-mode="lr-tb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2.E7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39cm" fo:margin-left="-0.016cm" table:align="left"/>
    </style:style>
    <style:style style:name="Table3.A" style:family="table-column">
      <style:table-column-properties style:column-width="8.043cm"/>
    </style:style>
    <style:style style:name="Table3.B" style:family="table-column">
      <style:table-column-properties style:column-width="3.572cm"/>
    </style:style>
    <style:style style:name="Table3.C" style:family="table-column">
      <style:table-column-properties style:column-width="2.699cm"/>
    </style:style>
    <style:style style:name="Table3.D" style:family="table-column">
      <style:table-column-properties style:column-width="2.725cm"/>
    </style:style>
    <style:style style:name="Table3.A1" style:family="table-cell">
      <style:table-cell-properties fo:background-color="#b2b2b2" fo:padding="0.097cm" fo:border-left="0.002cm solid #000000" fo:border-right="none" fo:border-top="0.002cm solid #000000" fo:border-bottom="0.035cm solid #000000" style:writing-mode="lr-tb">
        <style:background-image/>
      </style:table-cell-properties>
    </style:style>
    <style:style style:name="Table3.D1" style:family="table-cell">
      <style:table-cell-properties fo:background-color="#b2b2b2" fo:padding="0.097cm" fo:border-left="0.002cm solid #000000" fo:border-right="0.002cm solid #000000" fo:border-top="0.002cm solid #000000" fo:border-bottom="0.035cm solid #000000" style:writing-mode="lr-tb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3.B2" style:family="table-cell" style:data-style-name="N36">
      <style:table-cell-properties fo:padding="0.097cm" fo:border-left="0.002cm solid #000000" fo:border-right="none" fo:border-top="none" fo:border-bottom="0.002cm solid #000000" style:writing-mode="lr-tb"/>
    </style:style>
    <style:style style:name="Table3.D2" style:family="table-cell" style:data-style-name="N36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3.D7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.205cm" fo:margin-bottom="0.205cm"/>
    </style:style>
    <style:style style:name="P5" style:family="paragraph" style:parent-style-name="Standard">
      <style:paragraph-properties fo:margin-left="0.529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37cm" fo:margin-right="0cm" fo:text-indent="-0.37cm" style:auto-text-indent="false">
        <style:tab-stops/>
      </style:paragraph-properties>
    </style:style>
    <style:style style:name="P7" style:family="paragraph" style:parent-style-name="Text_20_body">
      <style:paragraph-properties fo:margin-left="0.37cm" fo:margin-right="0cm" fo:text-indent="-0.37cm" style:auto-text-indent="false">
        <style:tab-stops/>
      </style:paragraph-properties>
      <style:text-properties fo:language="en" fo:country="GB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master-page-name="MP0">
      <style:paragraph-properties fo:text-align="center" style:justify-single-word="false" style:page-number="auto" fo:break-before="page"/>
      <style:text-properties fo:font-weight="normal" style:font-weight-asian="normal" style:font-weight-complex="normal"/>
    </style:style>
    <style:style style:name="P12" style:family="paragraph" style:parent-style-name="Heading_20_1">
      <style:paragraph-properties fo:margin-left="0.37cm" fo:margin-right="0cm" fo:text-indent="-0.37cm" style:auto-text-indent="false" fo:break-before="page">
        <style:tab-stops/>
      </style:paragraph-properties>
    </style:style>
    <style:style style:name="P13" style:family="paragraph" style:parent-style-name="Heading_20_1">
      <style:paragraph-properties fo:margin-left="0.37cm" fo:margin-right="0cm" fo:text-indent="-0.37cm" style:auto-text-indent="false">
        <style:tab-stops/>
      </style:paragraph-properties>
    </style:style>
    <style:style style:name="P14" style:family="paragraph" style:parent-style-name="Standard">
      <style:paragraph-properties fo:text-align="start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6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9" style:family="paragraph" style:parent-style-name="Standard">
      <style:text-properties style:font-name="TimesNewRomanPSMT" fo:font-size="10pt" fo:language="en" fo:country="GB" style:font-name-asian="TimesNewRomanPSMT" style:font-size-asian="10pt" style:font-name-complex="TimesNewRomanPSMT" style:font-size-complex="10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3">
      <style:text-properties style:font-name="Times New Roman"/>
    </style:style>
    <style:style style:name="P24" style:family="paragraph" style:parent-style-name="Standard" style:list-style-name="L4"/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318cm" fo:margin-right="0cm" fo:text-align="justify" style:justify-single-word="false" fo:text-indent="-0.37cm" style:auto-text-indent="false">
        <style:tab-stops/>
      </style:paragraph-properties>
    </style:style>
    <style:style style:name="P29" style:family="paragraph" style:parent-style-name="Standard">
      <style:paragraph-properties fo:margin-left="0.318cm" fo:margin-right="0cm" fo:text-align="justify" style:justify-single-word="false" fo:text-indent="-0.37cm" style:auto-text-indent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.37cm" fo:margin-right="0cm" fo:text-indent="-0.37cm" style:auto-text-indent="false">
        <style:tab-stops/>
      </style:paragraph-properties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4" style:family="paragraph" style:parent-style-name="Text_20_body">
      <style:paragraph-properties fo:margin-left="0.37cm" fo:margin-right="0cm" fo:text-indent="-0.37cm" style:auto-text-indent="false">
        <style:tab-stops/>
      </style:paragraph-properties>
    </style:style>
    <style:style style:name="T1" style:family="text">
      <style:text-properties fo:background-color="#ffffff"/>
    </style:style>
    <style:style style:name="T2" style:family="text">
      <style:text-properties style:font-name="TimesNewRomanPSMT" style:font-name-asian="TimesNewRomanPSMT" style:font-name-complex="TimesNewRomanPSM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Raport z realizacji projektu:</text:h>
      <text:p text:style-name="P1"/>
      <text:p text:style-name="P2">Dwustronna naświetlarka UV do płytek PCB</text:p>
      <text:p text:style-name="P4"/>
      <text:p text:style-name="P4">Zespół projektowy/osoba prowadząca projekt:</text:p>
      <text:p text:style-name="P5">Robert Płatkowski</text:p>
      <text:p text:style-name="P4"/>
      <text:p text:style-name="Standard"/>
      <text:h text:style-name="Heading_20_1" text:outline-level="1">1. Cel i zakres projektu</text:h>
      <text:p text:style-name="P3"/>
      <text:p text:style-name="P20">Celem projektu jest zbudowanie urządzenia do obustronnego naświetlania promieniami UV obrazów negatywowych na małowymiarowych płytkach metalowych powleczonych emulsją UV-czułą w celu późniejszej obróbki techniką fototrawienia. Zastosowanie to produkcja małowymiarowych dwustronnych płytek drukowanych (PCB) o wysokiej rozdzielczości i jak najdokładniejszym spozycjonowaniu wzajemnym warstwy wierzchniej i spodniej. </text:p>
      <text:p text:style-name="P20"/>
      <text:p text:style-name="P14">Zakres projektu obejmuje:</text:p>
      <text:list xml:id="list6973960327064919542" text:style-name="L1">
        <text:list-item>
          <text:p text:style-name="P15">zabrojektowanie i wykonanie obudowy urządzenia będącej jednocześnie głównym elementem konstrukcyjnym, na którym zamontowane zostaną wszystkie komponenty, oraz mającej zadanie ochronę użytkownika przez szkodliwym promieniowaniem UV emitowanym przez urządzenie</text:p>
        </text:list-item>
        <text:list-item>
          <text:p text:style-name="P15">zaprojektowanie i wykonanie panelu umożliwiającego bezpośrednie sterowanie urządzeniem (ekran, przyciski menu, czytnik kart microSD) zamontowanego na obudowie</text:p>
        </text:list-item>
        <text:list-item>
          <text:p text:style-name="P15">zaprojektowanie, dobór części i wykonanie elementu wykonawczego urządzenia składającego się z:</text:p>
          <text:list>
            <text:list-item>
              <text:p text:style-name="P15">ekranu LCD do wyświetlania naświetlanego obrazu negatywowego</text:p>
            </text:list-item>
            <text:list-item>
              <text:p text:style-name="P15">modułu diód led UV mocy wraz z modułem ich zasilania</text:p>
            </text:list-item>
            <text:list-item>
              <text:p text:style-name="P15">modułu kamery foto o wysokiej rozdzielczości</text:p>
            </text:list-item>
            <text:list-item>
              <text:p text:style-name="P15">panelu podświetlenia światłem białym zamontowanego na ruchomej pokrywie </text:p>
            </text:list-item>
            <text:list-item>
              <text:p text:style-name="P15">szkieletu do zamontowania powyższych elementów, odpowiedniego ich spozycjonowania względem siebie oraz montażu w obudowie</text:p>
            </text:list-item>
          </text:list>
        </text:list-item>
        <text:list-item>
          <text:p text:style-name="P15">zaprojektowanie i wykonanie kontrolera urządzenia (w oparciu o Raspberry Pi z zainstalowanym systemem operacyjnym Raspbian)</text:p>
        </text:list-item>
        <text:list-item>
          <text:p text:style-name="P15">zaprojektowanie i wykonanie modułu zasilania urządzenia</text:p>
        </text:list-item>
        <text:list-item>
          <text:p text:style-name="P15">stworzenie aplikacji sterującej działającej w systemie operacyjnym kontrolera złożonej z modułów:</text:p>
          <text:list>
            <text:list-item>
              <text:p text:style-name="P15">obsługi kamery foto (wykonywanie zdjęć, wstępna obróbka uzyskanych obrazów – format bmp, binaryzacja)</text:p>
            </text:list-item>
            <text:list-item>
              <text:p text:style-name="P15">przetwarzania obrazów (w formacie bmp): binaryzacja, rozpoznawanie zorientowania obiektu, transformacja obrazu (przesunięcia w płaszczyźnie, obrót), porównywanie dwóch obrazów (znajdowanie różnicy obrazów), wyznaczanie miary dopasowania obrazów</text:p>
            </text:list-item>
            <text:list-item>
              <text:p text:style-name="P15">obsługi panelu sterowania (ekran LCD wyświetlający komunikaty, przyciski obsługi menu, czytnik kart microSD)</text:p>
            </text:list-item>
            <text:list-item>
              <text:p text:style-name="P15">komunikacji przez lokalną sieć (LAN/WLAN)</text:p>
            </text:list-item>
            <text:list-item>
              <text:p text:style-name="P15"><text:soft-page-break/>obsługi ekranu LCD (wyświetlanie obrazów negatywowych, włączanie podświetlania i naświetlania UV)</text:p>
            </text:list-item>
            <text:list-item>
              <text:p text:style-name="P15">kontrolera sterującego pozostałymi modułami</text:p>
            </text:list-item>
          </text:list>
        </text:list-item>
        <text:list-item>
          <text:p text:style-name="P15">stworzenie aplikacji działającej pod systemem Windows umożliwiającej sterowanie urządzeniem przez sieć LAN/WLAN</text:p>
        </text:list-item>
      </text:list>
      <text:h text:style-name="P10" text:outline-level="1">2. Założenia projektu</text:h>
      <text:p text:style-name="Standard"/>
      <text:p text:style-name="P28">Do budowy zostaną użyte:</text:p>
      <text:list xml:id="list522079506773337828" text:style-name="L2">
        <text:list-item>
          <text:p text:style-name="P21">komputer typu Raspberry Pi (sterownik urządzenia)</text:p>
        </text:list-item>
        <text:list-item>
          <text:p text:style-name="P21">ekran LCD o wysokiej rozdzielczości (powyżej 500ppi) (ekran roboczy) z usuniętym panelem podświetlenia wraz ze sterownikiem (podłączony do sterownika urządzenia przez standardowe wejście HDMI)</text:p>
        </text:list-item>
        <text:list-item>
          <text:p text:style-name="P21">kamera o wysokiej rozdzielczości umieszczona nad ekranem roboczym (oś obiektywu przechodzi przez środek ekranu) – podłączona do sterownika urządzenia przez port CSI wg specyfikacji MIPI</text:p>
        </text:list-item>
        <text:list-item>
          <text:p text:style-name="P21">pomocniczy ekran (np. LCD alfanumeryczny dwulinijkowy) i zestaw przycisków do komunikacji z użytkownikiem (podłączone do sterownika urządzenia przez port GPIO)</text:p>
        </text:list-item>
        <text:list-item>
          <text:p text:style-name="P21">zestaw diód LED UV o zwiększonej mocy do naświetlania emulsji UV wraz z modułem zasilania sterowanym przez port GPIO</text:p>
        </text:list-item>
        <text:list-item>
          <text:p text:style-name="P21">zestaw diód białego podświetlenia (lub panel podświetlenia odzyskany z ekranu LCD po jego demontażu) wraz z modułem zasilania sterowanym przez port GPIO</text:p>
        </text:list-item>
        <text:list-item>
          <text:p text:style-name="P21">jednostka zasilająca</text:p>
        </text:list-item>
        <text:list-item>
          <text:p text:style-name="P21">obudowa chroniąca użytkownika przed promieniowaniem UV</text:p>
        </text:list-item>
        <text:list-item>
          <text:p text:style-name="P21">moduł wifi do komunikacji przez sieć Ethernet (podłączany poprzez USB)</text:p>
        </text:list-item>
      </text:list>
      <text:p text:style-name="Standard"/>
      <text:p text:style-name="Standard">Do napisania aplikacji zostaną wykorzystane:</text:p>
      <text:list xml:id="list9121065872490029940" text:style-name="L4">
        <text:list-item>
          <text:p text:style-name="P24">Microsoft Visual Studio Community 2019 pod system Windows – do stworzenia aplikacji sterującej poprzez sieć LAN/WLAN</text:p>
        </text:list-item>
        <text:list-item>
          <text:p text:style-name="P24">Qt Creator 3.2.2 pod systemem Linux – do stworzenia aplikacji kontrolera działającego w systemie Raspbian</text:p>
        </text:list-item>
        <text:list-item>
          <text:p text:style-name="P24">kompilator gcc systemu Raspbian</text:p>
        </text:list-item>
      </text:list>
      <text:p text:style-name="Standard"/>
      <text:p text:style-name="Standard">Opis działania urządzenia:</text:p>
      <text:list xml:id="list5390435197524725765" text:style-name="L3">
        <text:list-item>
          <text:p text:style-name="P22">Użytkownik wczytuje do urządzenia pliki w formacie bmp 1-bit z negatywem awersu i rewersu płytki</text:p>
        </text:list-item>
        <text:list-item>
          <text:p text:style-name="P22">Użytkownik umieszcza na ekranie LCD płytkę pokrytą materiałem UV-czułym i zamyka obudowę</text:p>
        </text:list-item>
        <text:list-item>
          <text:p text:style-name="P22">Sterownik urządzenia uruchamia białe podświetlenie LED i wykonuje zdjęcie pustego ekranu roboczego z umieszczoną na nim płytką</text:p>
        </text:list-item>
        <text:list-item>
          <text:p text:style-name="P22">Sterownik dopasowuje bitmapę awersu płytki do wykonanego zdjęcia - tak by bitmapa była w całości zawarta w konturze płytki z zakładanym marginesem</text:p>
        </text:list-item>
        <text:list-item>
          <text:p text:style-name="P22">Sterownik wyświetla na ekranie roboczym negatyw awersu i uruchamia diody UV na zakładany czas w celu naświetlenia płytki</text:p>
        </text:list-item>
        <text:list-item>
          <text:p text:style-name="P22">Użytkownik otwiera obudowę i przekłada płytkę na drugą stronę, zamyka obudowę</text:p>
        </text:list-item>
        <text:list-item>
          <text:p text:style-name="P22">Sterownik urządzenia uruchamia białe podświetlenie LED i wykonuje zdjęcie pustego ekranu roboczego z umieszczoną na nim odwróconą płytką</text:p>
        </text:list-item>
        <text:list-item>
          <text:p text:style-name="P22">Sterownik dopasowuje uzyskany obraz odwróconej płytki do obrazu płytki uzyskanego w kroku 3. Dopasowanie polega na zastosowaniu takiego przesunięcia i obrotu jednego obrazu względem drugiego, by ich różnica była minimalna. Wektor przesunięcia i kąt obrotu jest następnie stosowany do obrazu rewersu płytki</text:p>
        </text:list-item>
        <text:list-item>
          <text:p text:style-name="P23"><text:span text:style-name="T1">Sterownik wyświetla na ekranie roboczym przetransformowany w kroku 8 negatyw rewersu i uruchamia diody UV na zakładany czas w celu naświetlenia odróconej płytki</text:span></text:p>
        </text:list-item>
      </text:list>
      <text:p text:style-name="Standard"/>
      <text:h text:style-name="P13" text:outline-level="1"><text:soft-page-break/>3. Wybór narzędzi programistycznych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Zadanie</text:p>
          </table:table-cell>
          <table:table-cell table:style-name="Table1.B1" office:value-type="string">
            <text:p text:style-name="P8">Oprogramowanie</text:p>
          </table:table-cell>
        </table:table-row>
        <table:table-row>
          <table:table-cell table:style-name="Table1.A2" office:value-type="string">
            <text:p text:style-name="P16">Utworzenie, aktualizacja repozytorium projektu.</text:p>
            <text:p text:style-name="P26"><text:span text:style-name="T2">Aktualizacja strony internetowej projektu</text:span></text:p>
          </table:table-cell>
          <table:table-cell table:style-name="Table1.B2" office:value-type="string">
            <text:p text:style-name="P16">Github.com</text:p>
            <text:p text:style-name="P26"><text:span text:style-name="T2">Github Desktop</text:span></text:p>
          </table:table-cell>
        </table:table-row>
        <table:table-row>
          <table:table-cell table:style-name="Table1.A2" office:value-type="string">
            <text:p text:style-name="P16">Utworzenie szablonu strony internetowej projektu,</text:p>
            <text:p text:style-name="P26"><text:span text:style-name="T2">aktualizacja treści</text:span></text:p>
          </table:table-cell>
          <table:table-cell table:style-name="Table1.B2" office:value-type="string">
            <text:p text:style-name="P33">Notepad++</text:p>
          </table:table-cell>
        </table:table-row>
        <table:table-row>
          <table:table-cell table:style-name="Table1.A2" office:value-type="string">
            <text:p text:style-name="P16">Dokumentacja projektu</text:p>
            <text:p text:style-name="P26"><text:span text:style-name="T2">Sprawozdanie</text:span></text:p>
          </table:table-cell>
          <table:table-cell table:style-name="Table1.B2" office:value-type="string">
            <text:p text:style-name="P33">Apache OpenOffice 4 Writer</text:p>
          </table:table-cell>
        </table:table-row>
        <table:table-row>
          <table:table-cell table:style-name="Table1.A2" office:value-type="string">
            <text:p text:style-name="P33">Określenie i opis przypadków użycia prototypu</text:p>
          </table:table-cell>
          <table:table-cell table:style-name="Table1.B2" office:value-type="string">
            <text:p text:style-name="P33">Star UML</text:p>
          </table:table-cell>
        </table:table-row>
        <table:table-row>
          <table:table-cell table:style-name="Table1.A2" office:value-type="string">
            <text:p text:style-name="P9">Zaprojektowanie obudowy urządzenia, szkieletu elementu wykonawczego (opcjonalnie)</text:p>
          </table:table-cell>
          <table:table-cell table:style-name="Table1.B2" office:value-type="string">
            <text:p text:style-name="P9">AutoCAD</text:p>
          </table:table-cell>
        </table:table-row>
        <table:table-row>
          <table:table-cell table:style-name="Table1.A2" office:value-type="string">
            <text:p text:style-name="P9">Napisanie i kompilacja programu sterującego za pośrednictwem sieci LAN/WLAN</text:p>
          </table:table-cell>
          <table:table-cell table:style-name="Table1.B2" office:value-type="string">
            <text:p text:style-name="P9">MS Visual Studio Community 2019</text:p>
          </table:table-cell>
        </table:table-row>
        <table:table-row>
          <table:table-cell table:style-name="Table1.A2" office:value-type="string">
            <text:p text:style-name="P9">Napisanie programu sterownika</text:p>
          </table:table-cell>
          <table:table-cell table:style-name="Table1.B2" office:value-type="string">
            <text:p text:style-name="P29">Qt Creator</text:p>
          </table:table-cell>
        </table:table-row>
        <table:table-row>
          <table:table-cell table:style-name="Table1.A2" office:value-type="string">
            <text:p text:style-name="P9">Kompilacja programu sterownika</text:p>
          </table:table-cell>
          <table:table-cell table:style-name="Table1.B2" office:value-type="string">
            <text:p text:style-name="P9">Gcc (Raspbian)</text:p>
          </table:table-cell>
        </table:table-row>
        <table:table-row>
          <table:table-cell table:style-name="Table1.A2" office:value-type="string">
            <text:p text:style-name="P9">Dokumentacja oprogramowania</text:p>
          </table:table-cell>
          <table:table-cell table:style-name="Table1.B2" office:value-type="string">
            <text:p text:style-name="P9">Doxygen</text:p>
          </table:table-cell>
        </table:table-row>
        <table:table-row>
          <table:table-cell table:style-name="Table1.A2" office:value-type="string">
            <text:p text:style-name="P33">Prezentacja na obronę projektu</text:p>
          </table:table-cell>
          <table:table-cell table:style-name="Table1.B2" office:value-type="string">
            <text:p text:style-name="P19">Apache OpenOffice 4 Impress</text:p>
            <text:p text:style-name="P17">opcjonalnie:</text:p>
            <text:p text:style-name="P17">GIMP (obróbka zdjęć)</text:p>
            <text:p text:style-name="P26"><text:span text:style-name="T2">VirtualDub (montaż video)</text:span></text:p>
          </table:table-cell>
        </table:table-row>
      </table:table>
      <text:p text:style-name="P7"/>
      <text:h text:style-name="P12" text:outline-level="1">4. Zdefiniowanie zadań i harmonogramu ich wykonania</text:h>
      <text:p text:style-name="P6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8">Zadanie</text:p>
          </table:table-cell>
          <table:table-cell table:style-name="Table2.A1" office:value-type="string">
            <text:p text:style-name="P8">Planowana data rozpoczęcia</text:p>
          </table:table-cell>
          <table:table-cell table:style-name="Table2.A1" office:value-type="string">
            <text:p text:style-name="P8">Rzeczywista data rozpoczęcia</text:p>
          </table:table-cell>
          <table:table-cell table:style-name="Table2.A1" office:value-type="string">
            <text:p text:style-name="P8">Planowana data zakończenia</text:p>
          </table:table-cell>
          <table:table-cell table:style-name="Table2.E1" office:value-type="string">
            <text:p text:style-name="P8">Rzeczywista data zakończenia</text:p>
          </table:table-cell>
        </table:table-row>
        <table:table-row>
          <table:table-cell table:style-name="Table2.A2" table:number-columns-spanned="5" office:value-type="string">
            <text:p text:style-name="P27">Etap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5"><text:span text:style-name="T2">Utworzenie repozytorium projektu na gitHub.com</text:span></text:p>
          </table:table-cell>
          <table:table-cell table:style-name="Table2.B3" office:value-type="date" office:date-value="2020-03-01">
            <text:p text:style-name="P9">1.03.2020</text:p>
          </table:table-cell>
          <table:table-cell table:style-name="Table2.B3" office:value-type="date" office:date-value="2020-03-31">
            <text:p text:style-name="P9">31.03.2020</text:p>
          </table:table-cell>
          <table:table-cell table:style-name="Table2.B3">
            <text:p text:style-name="P9"/>
          </table:table-cell>
          <table:table-cell table:style-name="Table2.E3">
            <text:p text:style-name="P9"/>
          </table:table-cell>
        </table:table-row>
        <table:table-row>
          <table:table-cell table:style-name="Table2.A3" office:value-type="string">
            <text:p text:style-name="P25"><text:span text:style-name="T2">Zdefiniowanie zadań, utworzenie harmonogramu</text:span></text:p>
          </table:table-cell>
          <table:table-cell table:style-name="Table2.B3" office:value-type="date" office:date-value="2020-03-01">
            <text:p text:style-name="P9">1.03.2020</text:p>
          </table:table-cell>
          <table:table-cell table:style-name="Table2.B3" office:value-type="date" office:date-value="2020-03-31">
            <text:p text:style-name="P9">31.03.2020</text:p>
          </table:table-cell>
          <table:table-cell table:style-name="Table2.B3">
            <text:p text:style-name="P9"/>
          </table:table-cell>
          <table:table-cell table:style-name="Table2.E3">
            <text:p text:style-name="P9"/>
          </table:table-cell>
        </table:table-row>
        <table:table-row>
          <table:table-cell table:style-name="Table2.A3" office:value-type="string">
            <text:p text:style-name="P33">Wybór narzędzi programistycznych</text:p>
          </table:table-cell>
          <table:table-cell table:style-name="Table2.B3" office:value-type="date" office:date-value="2020-03-01">
            <text:p text:style-name="P9">1.03.2020</text:p>
          </table:table-cell>
          <table:table-cell table:style-name="Table2.B3" office:value-type="date" office:date-value="2020-03-31">
            <text:p text:style-name="P9">31.03.2020</text:p>
          </table:table-cell>
          <table:table-cell table:style-name="Table2.B3">
            <text:p text:style-name="P9"/>
          </table:table-cell>
          <table:table-cell table:style-name="Table2.E3">
            <text:p text:style-name="P9"/>
          </table:table-cell>
        </table:table-row>
        <table:table-row>
          <table:table-cell table:style-name="Table2.A3" office:value-type="string">
            <text:p text:style-name="P25"><text:span text:style-name="T2">Utworzenie harmonogramu aktualizacji strony projektu</text:span></text:p>
          </table:table-cell>
          <table:table-cell table:style-name="Table2.B3" office:value-type="date" office:date-value="2020-03-01">
            <text:p text:style-name="P9">1.03.2020</text:p>
          </table:table-cell>
          <table:table-cell table:style-name="Table2.B3" office:value-type="date" office:date-value="2020-03-31">
            <text:p text:style-name="P9">31.03.2020</text:p>
          </table:table-cell>
          <table:table-cell table:style-name="Table2.B3">
            <text:p text:style-name="P9"/>
          </table:table-cell>
          <table:table-cell table:style-name="Table2.E3">
            <text:p text:style-name="P9"/>
          </table:table-cell>
        </table:table-row>
        <table:table-row>
          <table:table-cell table:style-name="Table2.A3" office:value-type="string">
            <text:p text:style-name="P25"><text:span text:style-name="T2">Utworzenie strony projektu na pages.github.com</text:span></text:p>
          </table:table-cell>
          <table:table-cell table:style-name="Table2.B3" office:value-type="date" office:date-value="2020-03-01">
            <text:p text:style-name="P9">1.03.2020</text:p>
          </table:table-cell>
          <table:table-cell table:style-name="Table2.B3" office:value-type="date" office:date-value="2020-03-31">
            <text:p text:style-name="P9">31.03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25"><text:span text:style-name="T2">Aktualizacja strony projektu – podsumowanie etapu 1</text:span></text:p>
          </table:table-cell>
          <table:table-cell table:style-name="Table2.B3" office:value-type="date" office:date-value="2020-03-01">
            <text:p text:style-name="P9">1.03.2020</text:p>
          </table:table-cell>
          <table:table-cell table:style-name="Table2.B3" office:value-type="date" office:date-value="2020-03-31">
            <text:p text:style-name="P9">31.03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2" table:number-columns-spanned="5" office:value-type="string">
            <text:p text:style-name="P18">Etap 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6">Określenie i opis przypadków użycia prototypu</text:p>
          </table:table-cell>
          <table:table-cell table:style-name="Table2.B3" office:value-type="date" office:date-value="2020-04-01">
            <text:p text:style-name="P9">1.04.2020</text:p>
          </table:table-cell>
          <table:table-cell table:style-name="Table2.B3" office:value-type="date" office:date-value="2020-04-12">
            <text:p text:style-name="P9">12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Dobór komponentów – kontroler, ekran roboczy LCD, kamera, elementy panelu sterowania</text:p>
          </table:table-cell>
          <table:table-cell table:style-name="Table2.B3" office:value-type="date" office:date-value="2020-04-01">
            <text:p text:style-name="P9">1.04.2020</text:p>
          </table:table-cell>
          <table:table-cell table:style-name="Table2.B3" office:value-type="date" office:date-value="2020-04-05">
            <text:p text:style-name="P9">5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Dobór komponentów – diody LED-UV mocy, podświetlenie ekrany (białe), moduł zasilania diód, sterowanie zasilaniem diód <text:s/></text:p>
          </table:table-cell>
          <table:table-cell table:style-name="Table2.B3" office:value-type="date" office:date-value="2020-04-01">
            <text:p text:style-name="P9">1.04.2020</text:p>
          </table:table-cell>
          <table:table-cell table:style-name="Table2.B3" office:value-type="date" office:date-value="2020-04-12">
            <text:p text:style-name="P9">12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Zaprojektowanie modułu naświetlającego</text:p>
          </table:table-cell>
          <table:table-cell table:style-name="Table2.B3" office:value-type="date" office:date-value="2020-04-05">
            <text:p text:style-name="P9">5.04.2020</text:p>
          </table:table-cell>
          <table:table-cell table:style-name="Table2.B3" office:value-type="date" office:date-value="2020-04-07">
            <text:p text:style-name="P9">7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Dobór modułu zasilania urządzenia</text:p>
          </table:table-cell>
          <table:table-cell table:style-name="Table2.B3" office:value-type="date" office:date-value="2020-04-08">
            <text:p text:style-name="P9">8.04.2020</text:p>
          </table:table-cell>
          <table:table-cell table:style-name="Table2.B3" office:value-type="date" office:date-value="2020-04-12">
            <text:p text:style-name="P9">12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Zaprojektowanie modułu roboczego (testy rozmieszczenia elementów – kamera vs ekran roboczy, szkielet konstrukcyjny modułu, sposób montażu elementów do szkieletu i szkieletu do obudowy, odprowadzanie ciepła z diód UV)</text:p>
          </table:table-cell>
          <table:table-cell table:style-name="Table2.B3" office:value-type="date" office:date-value="2020-04-08">
            <text:p text:style-name="P9">8.04.2020</text:p>
          </table:table-cell>
          <table:table-cell table:style-name="Table2.B3" office:value-type="date" office:date-value="2020-04-12">
            <text:p text:style-name="P9">12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Dobór i modyfikacja (zaprojektowanie) obudowy</text:p>
          </table:table-cell>
          <table:table-cell table:style-name="Table2.B3" office:value-type="date" office:date-value="2020-04-13">
            <text:p text:style-name="P9">13.04.2020</text:p>
          </table:table-cell>
          <table:table-cell table:style-name="Table2.B3" office:value-type="date" office:date-value="2020-04-15">
            <text:p text:style-name="P9">15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Wykonanie pierwszego prototypu (wykonanie modułu roboczego i obudowy, montaż wszystkich elementów, wykonanie połączeń)</text:p>
          </table:table-cell>
          <table:table-cell table:style-name="Table2.B3" office:value-type="date" office:date-value="2020-04-16">
            <text:p text:style-name="P9">16.04.2020</text:p>
          </table:table-cell>
          <table:table-cell table:style-name="Table2.B3" office:value-type="date" office:date-value="2020-04-26">
            <text:p text:style-name="P9">26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Test pierwszego prototypu (test zasilania, test połączeń modułów, test działania elementów mechanicznych, test modułów naświetlania i podświetlania ekranu, test panelu sterowania)</text:p>
          </table:table-cell>
          <table:table-cell table:style-name="Table2.B3" office:value-type="date" office:date-value="2020-04-27">
            <text:p text:style-name="P9">27.04.2020</text:p>
          </table:table-cell>
          <table:table-cell table:style-name="Table2.B3" office:value-type="date" office:date-value="2020-04-28">
            <text:p text:style-name="P9">28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Aktualizacja strony projektu – podsumowanie etapu 2</text:p>
          </table:table-cell>
          <table:table-cell table:style-name="Table2.B3" office:value-type="date" office:date-value="2020-04-29">
            <text:p text:style-name="P9">29.04.2020</text:p>
          </table:table-cell>
          <table:table-cell table:style-name="Table2.B3" office:value-type="date" office:date-value="2020-04-30">
            <text:p text:style-name="P9">30.04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2" table:number-columns-spanned="5" office:value-type="string">
            <text:p text:style-name="P18">Etap 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6">Modyfikacje i poprawki w konstrukcji pierwszego prototypu (na podstawie testów)</text:p>
          </table:table-cell>
          <table:table-cell table:style-name="Table2.B3" office:value-type="date" office:date-value="2020-05-01">
            <text:p text:style-name="P9">1.05.2020</text:p>
          </table:table-cell>
          <table:table-cell table:style-name="Table2.B3" office:value-type="date" office:date-value="2020-05-10">
            <text:p text:style-name="P9">10.05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Napisanie i kompilacja programu kontrolera w docelowym środowisku (Raspbian)</text:p>
          </table:table-cell>
          <table:table-cell table:style-name="Table2.B3" office:value-type="date" office:date-value="2020-05-01">
            <text:p text:style-name="P9">1.05.2020</text:p>
          </table:table-cell>
          <table:table-cell table:style-name="Table2.B3" office:value-type="date" office:date-value="2020-05-17">
            <text:p text:style-name="P9">17.05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Napisanie aplikacji sterującej za pośrednictwem sieci LAN/WLAN (MS Windows)</text:p>
          </table:table-cell>
          <table:table-cell table:style-name="Table2.B3" office:value-type="date" office:date-value="2020-05-18">
            <text:p text:style-name="P9">18.05.2020</text:p>
          </table:table-cell>
          <table:table-cell table:style-name="Table2.B3" office:value-type="date" office:date-value="2020-05-24">
            <text:p text:style-name="P9">24.05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Wykonanie testów urządzenia</text:p>
          </table:table-cell>
          <table:table-cell table:style-name="Table2.B3" office:value-type="date" office:date-value="2020-05-25">
            <text:p text:style-name="P9">25.05.2020</text:p>
          </table:table-cell>
          <table:table-cell table:style-name="Table2.B3" office:value-type="date" office:date-value="2020-05-30">
            <text:p text:style-name="P9">30.05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Opracowanie dokumentacji i sprawozdania z projektu</text:p>
          </table:table-cell>
          <table:table-cell table:style-name="Table2.B3" office:value-type="date" office:date-value="2020-05-15">
            <text:p text:style-name="P9">15.05.2020</text:p>
          </table:table-cell>
          <table:table-cell table:style-name="Table2.B3" office:value-type="date" office:date-value="2020-05-30">
            <text:p text:style-name="P9">30.05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Aktualizacja strony projektu – podsumowanie etapu 3</text:p>
          </table:table-cell>
          <table:table-cell table:style-name="Table2.B3" office:value-type="date" office:date-value="2020-05-31">
            <text:p text:style-name="P9">31.05.2020</text:p>
          </table:table-cell>
          <table:table-cell table:style-name="Table2.B3" office:value-type="date" office:date-value="2020-05-31">
            <text:p text:style-name="P9">31.05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>
          <table:table-cell table:style-name="Table2.A2" table:number-columns-spanned="5" office:value-type="string">
            <text:p text:style-name="P18">Etap 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6">Przygotowanie prezentacji na obronę projektu</text:p>
          </table:table-cell>
          <table:table-cell table:style-name="Table2.B3" office:value-type="date" office:date-value="2020-06-01">
            <text:p text:style-name="P9">1.06.2020</text:p>
          </table:table-cell>
          <table:table-cell table:style-name="Table2.B3" office:value-type="date" office:date-value="2020-06-06">
            <text:p text:style-name="P9">6.06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ext:soft-page-break/>
        <table:table-row>
          <table:table-cell table:style-name="Table2.A3" office:value-type="string">
            <text:p text:style-name="P16">Aktualizacja strony projektu – podsumowanie etapu 4</text:p>
          </table:table-cell>
          <table:table-cell table:style-name="Table2.B3" office:value-type="date" office:date-value="2020-06-07">
            <text:p text:style-name="P9">7.06.2020</text:p>
          </table:table-cell>
          <table:table-cell table:style-name="Table2.B3" office:value-type="date" office:date-value="2020-06-07">
            <text:p text:style-name="P9">7.06.2020</text:p>
          </table:table-cell>
          <table:table-cell table:style-name="Table2.A3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</table:table>
      <text:p text:style-name="P6"/>
      <text:h text:style-name="P12" text:outline-level="1">5. Harmonogram aktualizacji strony projektu</text:h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Aktualizacja</text:p>
          </table:table-cell>
          <table:table-cell table:style-name="Table3.A1" office:value-type="string">
            <text:p text:style-name="P8">Rodzaj aktualizacji</text:p>
          </table:table-cell>
          <table:table-cell table:style-name="Table3.A1" office:value-type="string">
            <text:p text:style-name="P8">Planowana data aktualizacji</text:p>
          </table:table-cell>
          <table:table-cell table:style-name="Table3.D1" office:value-type="string">
            <text:p text:style-name="P8">Rzeczywista data aktualizacji</text:p>
          </table:table-cell>
        </table:table-row>
        <table:table-row>
          <table:table-cell table:style-name="Table3.A2" office:value-type="string">
            <text:p text:style-name="P25"/>
          </table:table-cell>
          <table:table-cell table:style-name="Table3.B2">
            <text:p text:style-name="P9"/>
          </table:table-cell>
          <table:table-cell table:style-name="Table3.B2">
            <text:p text:style-name="P9"/>
          </table:table-cell>
          <table:table-cell table:style-name="Table3.D2">
            <text:p text:style-name="P9"/>
          </table:table-cell>
        </table:table-row>
        <table:table-row>
          <table:table-cell table:style-name="Table3.A2" office:value-type="string">
            <text:p text:style-name="P25"><text:span text:style-name="T2">Utworzenie repozytorium projektu na gitHub.com</text:span></text:p>
          </table:table-cell>
          <table:table-cell table:style-name="Table3.A2" office:value-type="string">
            <text:p text:style-name="P25"><text:span text:style-name="T2">Repozytorium plików</text:span></text:p>
          </table:table-cell>
          <table:table-cell table:style-name="Table3.B2" office:value-type="date" office:date-value="2020-03-29">
            <text:p text:style-name="P9">29.03.2020</text:p>
          </table:table-cell>
          <table:table-cell table:style-name="Table3.D2" office:value-type="date" office:date-value="2020-03-30">
            <text:p text:style-name="P9">30.03.2020</text:p>
          </table:table-cell>
        </table:table-row>
        <table:table-row>
          <table:table-cell table:style-name="Table3.A2" office:value-type="string">
            <text:p text:style-name="P25"><text:span text:style-name="T2">Zdefiniowanie zadań, utworzenie harmonogramu</text:span></text:p>
          </table:table-cell>
          <table:table-cell table:style-name="Table3.A2" office:value-type="string">
            <text:p text:style-name="P25"><text:span text:style-name="T2">Repozytorium plików</text:span></text:p>
          </table:table-cell>
          <table:table-cell table:style-name="Table3.B2" office:value-type="date" office:date-value="2020-03-29">
            <text:p text:style-name="P9">29.03.2020</text:p>
          </table:table-cell>
          <table:table-cell table:style-name="Table3.D2" office:value-type="date" office:date-value="2020-03-30">
            <text:p text:style-name="P9">30.03.2020</text:p>
          </table:table-cell>
        </table:table-row>
        <table:table-row>
          <table:table-cell table:style-name="Table3.A2" office:value-type="string">
            <text:p text:style-name="P33">Wybór narzędzi programistycznych</text:p>
          </table:table-cell>
          <table:table-cell table:style-name="Table3.A2" office:value-type="string">
            <text:p text:style-name="P25"><text:span text:style-name="T2">Repozytorium plików</text:span></text:p>
          </table:table-cell>
          <table:table-cell table:style-name="Table3.B2" office:value-type="date" office:date-value="2020-03-29">
            <text:p text:style-name="P9">29.03.2020</text:p>
          </table:table-cell>
          <table:table-cell table:style-name="Table3.D2" office:value-type="date" office:date-value="2020-03-30">
            <text:p text:style-name="P9">30.03.2020</text:p>
          </table:table-cell>
        </table:table-row>
        <table:table-row>
          <table:table-cell table:style-name="Table3.A2" office:value-type="string">
            <text:p text:style-name="P25"><text:span text:style-name="T2">Utworzenie harmonogramu aktualizacji strony projektu</text:span></text:p>
          </table:table-cell>
          <table:table-cell table:style-name="Table3.A2" office:value-type="string">
            <text:p text:style-name="P25"><text:span text:style-name="T2">Repozytorium plików</text:span></text:p>
          </table:table-cell>
          <table:table-cell table:style-name="Table3.B2" office:value-type="date" office:date-value="2020-03-29">
            <text:p text:style-name="P9">29.03.2020</text:p>
          </table:table-cell>
          <table:table-cell table:style-name="Table3.D2" office:value-type="date" office:date-value="2020-03-30">
            <text:p text:style-name="P9">30.03.2020</text:p>
          </table:table-cell>
        </table:table-row>
        <table:table-row>
          <table:table-cell table:style-name="Table3.A2" office:value-type="string">
            <text:p text:style-name="P25"><text:span text:style-name="T2">Utworzenie strony projektu na pages.github.com</text:span></text:p>
          </table:table-cell>
          <table:table-cell table:style-name="Table3.A2" office:value-type="string">
            <text:p text:style-name="P33">Strona projektu</text:p>
          </table:table-cell>
          <table:table-cell table:style-name="Table3.B2" office:value-type="date" office:date-value="2020-03-31">
            <text:p text:style-name="P9">31.03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5"><text:span text:style-name="T2">Aktualizacja strony projektu – podsumowanie etapu 1</text:span></text:p>
          </table:table-cell>
          <table:table-cell table:style-name="Table3.A2" office:value-type="string">
            <text:p text:style-name="P33">Strona projektu</text:p>
          </table:table-cell>
          <table:table-cell table:style-name="Table3.B2" office:value-type="date" office:date-value="2020-03-31">
            <text:p text:style-name="P9">31.03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5"/>
          </table:table-cell>
          <table:table-cell table:style-name="Table3.B2">
            <text:p text:style-name="P9"/>
          </table:table-cell>
          <table:table-cell table:style-name="Table3.B2">
            <text:p text:style-name="P9"/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schematów przypadków użycia prototypu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<text:span text:style-name="T2">Strona projektu</text:span></text:p>
          </table:table-cell>
          <table:table-cell table:style-name="Table3.B2" office:value-type="date" office:date-value="2020-04-12">
            <text:p text:style-name="P9">12.04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Uzupełnienie raportu o wyniki doboru komponentów prototypu razem z uzasadnieniem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4-15">
            <text:p text:style-name="P9">15.04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Opis konstrukcji prototypu (modułu roboczego, obudowy, panelu sterującego, rozmieszczenie elementów)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4-20">
            <text:p text:style-name="P9">20.04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wyników testu pierwszego prototypu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4-29">
            <text:p text:style-name="P9">29.04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Aktualizacja strony projektu – podsumowanie etapu 2</text:p>
          </table:table-cell>
          <table:table-cell table:style-name="Table3.A2" office:value-type="string">
            <text:p text:style-name="P33">Strona projektu</text:p>
          </table:table-cell>
          <table:table-cell table:style-name="Table3.B2" office:value-type="date" office:date-value="2020-04-30">
            <text:p text:style-name="P9">30.04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B2">
            <text:p text:style-name="P9"/>
          </table:table-cell>
          <table:table-cell table:style-name="Table3.B2">
            <text:p text:style-name="P9"/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Opis wprowadzonych poprawek do konstrukcji prototypu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5-10">
            <text:p text:style-name="P9">10.05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kodu źródłowego programu kontrolera oraz dokumentacji wygenerowanej za pomocą Doxygena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5-17">
            <text:p text:style-name="P9">17.05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kodu źródłowego aplikacji sterującej za pośrednictwem sieci LAN/WLAN oraz dokumentacji wygenerowanej za pomocą Doxygena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5-24">
            <text:p text:style-name="P9">24.05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wyników testów prototypu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5-30">
            <text:p text:style-name="P9">30.05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ostatecznej wersji dokumentacji i sprawozdania z projektu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5-30">
            <text:p text:style-name="P9">30.05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Aktualizacja strony projektu – podsumowanie etapu 3</text:p>
          </table:table-cell>
          <table:table-cell table:style-name="Table3.A2" office:value-type="string">
            <text:p text:style-name="P33">Strona projektu</text:p>
          </table:table-cell>
          <table:table-cell table:style-name="Table3.B2" office:value-type="date" office:date-value="2020-05-31">
            <text:p text:style-name="P9">31.05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B2">
            <text:p text:style-name="P9"/>
          </table:table-cell>
          <table:table-cell table:style-name="Table3.B2">
            <text:p text:style-name="P9"/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Publikacja prezentacji na obronę projektu</text:p>
          </table:table-cell>
          <table:table-cell table:style-name="Table3.A2" office:value-type="string">
            <text:p text:style-name="P25"><text:span text:style-name="T2">Repozytorium plików</text:span></text:p>
            <text:p text:style-name="P33">Strona projektu</text:p>
          </table:table-cell>
          <table:table-cell table:style-name="Table3.B2" office:value-type="date" office:date-value="2020-07-06">
            <text:p text:style-name="P9">6.07.2020</text:p>
          </table:table-cell>
          <table:table-cell table:style-name="Table3.D7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6">Aktualizacja strony projektu – podsumowanie etapu 3</text:p>
          </table:table-cell>
          <table:table-cell table:style-name="Table3.A2" office:value-type="string">
            <text:p text:style-name="P33">Strona projektu</text:p>
          </table:table-cell>
          <table:table-cell table:style-name="Table3.B2" office:value-type="date" office:date-value="2020-07-07">
            <text:p text:style-name="P9">7.07.2020</text:p>
          </table:table-cell>
          <table:table-cell table:style-name="Table3.D7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, Arial, Helvetica, sans-serif"/>
    <style:font-face style:name="OpenSymbol" svg:font-family="OpenSymbol"/>
    <style:font-face style:name="TimesNewRomanPSMT" svg:font-family="TimesNewRomanPSMT" style:font-family-generic="roman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size-complex="8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Gal Anonim</meta:initial-creator>
    <dc:creator>Robert Płatkowski</dc:creator>
    <meta:creation-date>2019-03-01T17:04:00Z</meta:creation-date>
    <dc:date>2020-03-30T00:46:38.70</dc:date>
    <meta:editing-cycles>177</meta:editing-cycles>
    <meta:editing-duration>PT3H32M33S</meta:editing-duration>
    <meta:document-statistic meta:table-count="3" meta:image-count="0" meta:object-count="0" meta:page-count="7" meta:paragraph-count="238" meta:word-count="1274" meta:character-count="10191"/>
    <meta:template xlink:type="simple" xlink:actuate="onRequest" xlink:title="" xlink:href="Normal"/>
  </office:meta>
</office:document-meta>
</file>